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7792" calcext:value-type="float">
            <text:p>44.8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1592" calcext:value-type="float">
            <text:p>44.7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3576" calcext:value-type="float">
            <text:p>44.6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8608" calcext:value-type="float">
            <text:p>44.4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2888" calcext:value-type="float">
            <text:p>44.4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3264" calcext:value-type="float">
            <text:p>44.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7064" calcext:value-type="float">
            <text:p>44.3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8296" calcext:value-type="float">
            <text:p>44.2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3808" calcext:value-type="float">
            <text:p>44.1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6376" calcext:value-type="float">
            <text:p>44.1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5896" calcext:value-type="float">
            <text:p>44.1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7984" calcext:value-type="float">
            <text:p>44.0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4-08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3-11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3-02-0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2-02-13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1-02-26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20-02-1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9-02-17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8-02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7-02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5401</text:p>
          </table:table-cell>
          <table:table-cell office:value-type="string" calcext:value-type="string">
            <text:p>Horsehead Canyon Quad</text:p>
          </table:table-cell>
          <table:table-cell office:value-type="string" calcext:value-type="string">
            <text:p>200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88" meta:object-count="0"/>
    <meta:user-defined meta:name="AppVersion">3.0</meta:user-defined>
  </office:meta>
</office:document-meta>
</file>